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" svg:font-family="Consola"/>
    <style:font-face style:name="Consolas" svg:font-family="Consolas" style:font-family-generic="swiss" style:font-pitch="fixed"/>
    <style:font-face style:name="F" svg:font-family="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14440" officeooo:paragraph-rsid="00114440"/>
    </style:style>
    <style:style style:name="P2" style:family="paragraph" style:parent-style-name="Heading_20_1">
      <style:text-properties officeooo:rsid="00114440" officeooo:paragraph-rsid="00131df3"/>
    </style:style>
    <style:style style:name="P3" style:family="paragraph" style:parent-style-name="Heading_20_1">
      <style:text-properties officeooo:rsid="0017f403" officeooo:paragraph-rsid="0017f403"/>
    </style:style>
    <style:style style:name="P4" style:family="paragraph" style:parent-style-name="Heading_20_3">
      <style:text-properties officeooo:rsid="00114440" officeooo:paragraph-rsid="00114440"/>
    </style:style>
    <style:style style:name="P5" style:family="paragraph" style:parent-style-name="Heading_20_3">
      <style:text-properties officeooo:rsid="00114440" officeooo:paragraph-rsid="00131df3"/>
    </style:style>
    <style:style style:name="P6" style:family="paragraph" style:parent-style-name="Heading_20_3">
      <style:text-properties officeooo:paragraph-rsid="00131df3"/>
    </style:style>
    <style:style style:name="P7" style:family="paragraph" style:parent-style-name="Heading_20_3">
      <style:text-properties officeooo:rsid="0018d818" officeooo:paragraph-rsid="0018d818"/>
    </style:style>
    <style:style style:name="P8" style:family="paragraph" style:parent-style-name="Standard">
      <style:text-properties style:font-name="Liberation Serif" officeooo:paragraph-rsid="0012b629"/>
    </style:style>
    <style:style style:name="P9" style:family="paragraph" style:parent-style-name="Standard">
      <style:text-properties style:font-name="Liberation Serif" officeooo:paragraph-rsid="00131df3"/>
    </style:style>
    <style:style style:name="P10" style:family="paragraph" style:parent-style-name="Subtitle">
      <style:text-properties officeooo:rsid="00114440" officeooo:paragraph-rsid="00114440"/>
    </style:style>
    <style:style style:name="P11" style:family="paragraph" style:parent-style-name="Text_20_body">
      <style:text-properties officeooo:rsid="00114440" officeooo:paragraph-rsid="00114440"/>
    </style:style>
    <style:style style:name="P12" style:family="paragraph" style:parent-style-name="Text_20_body">
      <style:text-properties officeooo:paragraph-rsid="00114440"/>
    </style:style>
    <style:style style:name="P13" style:family="paragraph" style:parent-style-name="Text_20_body">
      <style:text-properties officeooo:paragraph-rsid="0012b629"/>
    </style:style>
    <style:style style:name="P14" style:family="paragraph" style:parent-style-name="Text_20_body">
      <style:text-properties style:font-name="Consolas" officeooo:paragraph-rsid="0012b629"/>
    </style:style>
    <style:style style:name="P15" style:family="paragraph" style:parent-style-name="Text_20_body">
      <style:text-properties style:font-name="Consolas" officeooo:paragraph-rsid="0015f777"/>
    </style:style>
    <style:style style:name="P16" style:family="paragraph" style:parent-style-name="Text_20_body">
      <style:text-properties style:font-name="Liberation Serif" fo:font-size="12pt" officeooo:rsid="0012b629" officeooo:paragraph-rsid="0012b629" style:font-size-asian="12pt" style:font-size-complex="12pt"/>
    </style:style>
    <style:style style:name="P17" style:family="paragraph" style:parent-style-name="Text_20_body">
      <style:text-properties style:font-name="Liberation Serif" fo:font-size="12pt" officeooo:rsid="0012b629" officeooo:paragraph-rsid="0015f777" style:font-size-asian="12pt" style:font-size-complex="12pt"/>
    </style:style>
    <style:style style:name="P18" style:family="paragraph" style:parent-style-name="Text_20_body">
      <style:text-properties style:font-name="Liberation Serif" fo:font-size="12pt" officeooo:paragraph-rsid="0015f777" style:font-size-asian="12pt" style:font-size-complex="12pt"/>
    </style:style>
    <style:style style:name="P19" style:family="paragraph" style:parent-style-name="Text_20_body" style:list-style-name="L1">
      <style:text-properties style:font-name="Liberation Serif" fo:font-size="12pt" officeooo:rsid="0017f403" officeooo:paragraph-rsid="0017f403" style:font-size-asian="12pt" style:font-size-complex="12pt"/>
    </style:style>
    <style:style style:name="P20" style:family="paragraph" style:parent-style-name="Text_20_body">
      <style:text-properties officeooo:paragraph-rsid="00131df3"/>
    </style:style>
    <style:style style:name="P21" style:family="paragraph" style:parent-style-name="Text_20_body">
      <style:text-properties officeooo:paragraph-rsid="0015f777"/>
    </style:style>
    <style:style style:name="P22" style:family="paragraph" style:parent-style-name="Text_20_body">
      <style:text-properties officeooo:rsid="0017f403" officeooo:paragraph-rsid="0017f403"/>
    </style:style>
    <style:style style:name="P23" style:family="paragraph" style:parent-style-name="Text_20_body">
      <style:text-properties officeooo:rsid="0018d818" officeooo:paragraph-rsid="0018d818"/>
    </style:style>
    <style:style style:name="P24" style:family="paragraph" style:parent-style-name="Text_20_body">
      <style:text-properties style:font-name="Consola" fo:font-size="10pt" officeooo:rsid="0018d818" officeooo:paragraph-rsid="0018d818" style:font-size-asian="10pt" style:font-size-complex="10pt"/>
    </style:style>
    <style:style style:name="T1" style:family="text">
      <style:text-properties officeooo:rsid="00114440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2b629"/>
    </style:style>
    <style:style style:name="T5" style:family="text">
      <style:text-properties fo:font-weight="bold" officeooo:rsid="0012b629" style:font-weight-asian="bold" style:font-weight-complex="bold"/>
    </style:style>
    <style:style style:name="T6" style:family="text">
      <style:text-properties fo:font-weight="bold" officeooo:rsid="0015f777" style:font-weight-asian="bold" style:font-weight-complex="bold"/>
    </style:style>
    <style:style style:name="T7" style:family="text">
      <style:text-properties fo:font-weight="normal" officeooo:rsid="0012b629" style:font-weight-asian="normal" style:font-weight-complex="normal"/>
    </style:style>
    <style:style style:name="T8" style:family="text">
      <style:text-properties fo:font-weight="normal" officeooo:rsid="00114440" style:font-weight-asian="normal" style:font-weight-complex="normal"/>
    </style:style>
    <style:style style:name="T9" style:family="text">
      <style:text-properties fo:font-weight="normal" officeooo:rsid="0015f777" style:font-weight-asian="normal" style:font-weight-complex="normal"/>
    </style:style>
    <style:style style:name="T10" style:family="text">
      <style:text-properties fo:color="#000000" loext:opacity="100%" fo:font-style="normal" fo:font-weight="bold" officeooo:rsid="0012b629" style:font-style-asian="normal" style:font-weight-asian="bold" style:font-weight-complex="bold"/>
    </style:style>
    <style:style style:name="T11" style:family="text">
      <style:text-properties fo:color="#000000" loext:opacity="100%" fo:font-style="normal" fo:font-weight="bold" style:font-style-asian="normal" style:font-weight-asian="bold" style:font-weight-complex="bold"/>
    </style:style>
    <style:style style:name="T12" style:family="text">
      <style:text-properties fo:color="#000000" loext:opacity="100%" fo:font-style="normal" fo:font-weight="bold" officeooo:rsid="0015f777" style:font-style-asian="normal" style:font-weight-asian="bold" style:font-weight-complex="bold"/>
    </style:style>
    <style:style style:name="T13" style:family="text">
      <style:text-properties fo:color="#000000" loext:opacity="100%" fo:font-style="normal" fo:font-weight="normal" officeooo:rsid="0012b629" style:font-style-asian="normal" style:font-weight-asian="normal" style:font-weight-complex="normal"/>
    </style:style>
    <style:style style:name="T14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5" style:family="text">
      <style:text-properties officeooo:rsid="00131df3"/>
    </style:style>
    <style:style style:name="T16" style:family="text">
      <style:text-properties officeooo:rsid="0015f777"/>
    </style:style>
    <style:style style:name="T17" style:family="text">
      <style:text-properties officeooo:rsid="0018d818"/>
    </style:style>
    <style:style style:name="T18" style:family="text">
      <style:text-properties officeooo:rsid="0019948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tion to Quantitative Finance and Financial Risk</text:p>
      <text:p text:style-name="Subtitle"/>
      <text:p text:style-name="P10">1<text:span text:style-name="T2">st</text:span> Assignment: Triangular and One-way Arbitrage</text:p>
      <text:p text:style-name="P10">Tsirmpas Dimitris f3352315</text:p>
      <text:p text:style-name="P11"/>
      <text:h text:style-name="P3" text:outline-level="1">Notes</text:h>
      <text:list xml:id="list1324780396" text:style-name="L1">
        <text:list-item>
          <text:p text:style-name="P19">There are two executable scripts; triangular_arbitrage.py and triangular_arbitrage.py. The script fx_trades.py contains common functions used by both and is not executable.</text:p>
        </text:list-item>
        <text:list-item>
          <text:p text:style-name="P19">We make use of limited polymorphism for ease of understanding the implementation. fx_trades.py defines the abstract class <text:span text:style-name="T11">CurrencyTrade </text:span><text:span text:style-name="T14">which is implemented differently in both executable scripts.</text:span></text:p>
        </text:list-item>
        <text:list-item>
          <text:p text:style-name="P19"><text:span text:style-name="T14">The scripts require command-line arguments to be run.</text:span></text:p>
        </text:list-item>
        <text:list-item>
          <text:p text:style-name="P19"><text:span text:style-name="T14">Additional documentation and comments can be found in the source code.</text:span></text:p>
        </text:list-item>
      </text:list>
      <text:h text:style-name="P1" text:outline-level="1">Triangular Arbitrage Program</text:h>
      <text:h text:style-name="Heading_20_3" text:outline-level="3">File: triangular_arbitrage.py</text:h>
      <text:h text:style-name="Heading_20_3" text:outline-level="3">Usage: triangular_arbitrage.py &lt;data_path&gt; &lt;starting_currency&gt;</text:h>
      <text:h text:style-name="P4" text:outline-level="3">Implementation details:</text:h>
      <text:p text:style-name="P11">The program imports the Excel sheet into a pandas dataframe. It then explores all possible exchange paths from the starting currency to two intermediate currencies, and then back to the starting currency. For example, if the user enters $ as the starting currency, the program will check for trades $→currency1→currency2→$. If the resulting trade returns a value bigger than 1, then the arbitrage trade is considered successful and the user is notified. Note that zero transaction costs are assumed.</text:p>
      <text:p text:style-name="P13"><text:span text:style-name="T1">More specifically, the </text:span><text:span text:style-name="T4">program is largely based on two functions; </text:span><text:span text:style-name="T5">triangular_trade </text:span><text:span text:style-name="T7">and </text:span><text:span text:style-name="T5">check_all_triangular.</text:span></text:p>
      <text:p text:style-name="P13"><text:span text:style-name="T7">The function </text:span><text:span text:style-name="T5">triangular_trade </text:span><text:span text:style-name="T7">computes the aforementioned </text:span><text:span text:style-name="T8">$→currency1→currency2→$ </text:span><text:span text:style-name="T7">trade by multiplying the exchange rates of the respective currencies. Therefore:</text:span></text:p>
      <text:p text:style-name="P14"><text:span text:style-name="T7">triangular_trade</text:span><text:span text:style-name="T5">(</text:span><text:span text:style-name="T8">$→currency1→currency2→$</text:span><text:span text:style-name="T7">) = exchange_rate(</text:span><text:span text:style-name="T8">$→currency1</text:span><text:span text:style-name="T7">) * exchange_rate(</text:span><text:span text:style-name="T8">currency1→currency2</text:span><text:span text:style-name="T7">) * exchange_rate(</text:span><text:span text:style-name="T8">currency2→$</text:span><text:span text:style-name="T7">)</text:span></text:p>
      <text:p text:style-name="P18"><text:soft-page-break/><text:span text:style-name="T7">The function </text:span><text:span text:style-name="T5">check_all_triangular </text:span><text:span text:style-name="T7">iterates over all possible trades, by setting the currency1 and currency2 </text:span><text:span text:style-name="T9">parameters</text:span><text:span text:style-name="T7"> of </text:span><text:span text:style-name="T5">triangular_trade</text:span><text:span text:style-name="T7">. It then records the results using the </text:span><text:span text:style-name="T10">TriangularTrade </text:span><text:span text:style-name="T13">class.</text:span></text:p>
      <text:p text:style-name="P16"><text:span text:style-name="T13">F</text:span><text:span text:style-name="T14">inally, successful arbitrage trades are filtered using the </text:span><text:span text:style-name="T11">TriangularTrade.is_successful() </text:span><text:span text:style-name="T14">method.</text:span></text:p>
      <text:p text:style-name="P8"><text:span text:style-name="T7"/></text:p>
      <text:p text:style-name="P12"/>
      <text:h text:style-name="P2" text:outline-level="1"><text:span text:style-name="T15">One-Way</text:span> Arbitrage Program</text:h>
      <text:h text:style-name="P6" text:outline-level="3">File: <text:span text:style-name="T15">one</text:span>_<text:span text:style-name="T15">way_</text:span>arbitrage.py</text:h>
      <text:h text:style-name="P6" text:outline-level="3">Usage: <text:span text:style-name="T15">one</text:span>_<text:span text:style-name="T15">way_</text:span>arbitrage.py &lt;data_path&gt; &lt;starting_currency&gt; &lt;end_currency&gt;</text:h>
      <text:h text:style-name="P5" text:outline-level="3">Implementation details:</text:h>
      <text:p text:style-name="P21"><text:span text:style-name="T1">The program </text:span><text:span text:style-name="T16">differs from the previous in that the user specifies both a starting and end currency, no longer expecting that the money will be converted back to the starting currency</text:span><text:span text:style-name="T1">. For example, if the user enters $ as the starting currency </text:span><text:span text:style-name="T16">and </text:span>€ <text:span text:style-name="T16">as the ending currency</text:span><text:span text:style-name="T1">, the program will check for trades $→currency1→</text:span>€<text:span text:style-name="T1">. If the resulting trade returns a value </text:span><text:span text:style-name="T16">larger</text:span><text:span text:style-name="T1"> than </text:span><text:span text:style-name="T16">the $→€</text:span> <text:span text:style-name="T16">exchange rate</text:span><text:span text:style-name="T1">, then the arbitrage trade is considered successful and the user is notified. Note that zero transaction costs are assumed.</text:span></text:p>
      <text:p text:style-name="P20"><text:span text:style-name="T1">More specifically, the </text:span><text:span text:style-name="T4">program is largely based on two functions; </text:span><text:span text:style-name="T5">one_way_trade </text:span><text:span text:style-name="T7">and </text:span><text:span text:style-name="T5">check_all_</text:span><text:span text:style-name="T6">one_ways</text:span><text:span text:style-name="T5">.</text:span></text:p>
      <text:p text:style-name="P21"><text:span text:style-name="T7">The function </text:span><text:span text:style-name="T6">one_way</text:span><text:span text:style-name="T5">_trade </text:span><text:span text:style-name="T7">computes the aforementioned </text:span><text:span text:style-name="T8">$→currency1→</text:span><text:span text:style-name="T7">€</text:span><text:span text:style-name="T8"> </text:span><text:span text:style-name="T7">trade by multiplying the exchange rates of the respective currencies. Therefore:</text:span></text:p>
      <text:p text:style-name="P15"><text:span text:style-name="T9">one_way</text:span><text:span text:style-name="T7">_trade</text:span><text:span text:style-name="T5">(</text:span><text:span text:style-name="T8">$→currency1→</text:span><text:span text:style-name="T7">€) = exchange_rate(</text:span><text:span text:style-name="T8">$→currency1</text:span><text:span text:style-name="T7">) * exchange_rate(</text:span><text:span text:style-name="T8">currency1→</text:span><text:span text:style-name="T7">€)</text:span></text:p>
      <text:p text:style-name="P18"><text:span text:style-name="T7">The function </text:span><text:span text:style-name="T5">check_all_</text:span><text:span text:style-name="T6">one_ways</text:span><text:span text:style-name="T5"> </text:span><text:span text:style-name="T7">iterates over all possible trades, by setting the currency1 </text:span><text:span text:style-name="T9">parameter of</text:span><text:span text:style-name="T7"> </text:span><text:span text:style-name="T6">one_way_trade</text:span><text:span text:style-name="T7">. It then records the results using the </text:span><text:span text:style-name="T6">OneWay</text:span><text:span text:style-name="T10">Trade </text:span><text:span text:style-name="T13">class.</text:span></text:p>
      <text:p text:style-name="P17"><text:span text:style-name="T14">Finally, successful arbitrage trades are filtered using the </text:span><text:span text:style-name="T12">OneWay</text:span><text:span text:style-name="T11">Trade.is_successful() </text:span><text:span text:style-name="T14">method.</text:span></text:p>
      <text:p text:style-name="P9"><text:span text:style-name="T7"/></text:p>
      <text:h text:style-name="P3" text:outline-level="1">Results</text:h>
      <text:p text:style-name="P22">We run both scripts with the purpose of <text:span text:style-name="T17">running an arbitrage trade by selling $.</text:span></text:p>
      <text:h text:style-name="P7" text:outline-level="3">Triangular Arbitrage</text:h>
      <text:p text:style-name="P23">Input: "./data/Quotation Matrix.xlsx" USD</text:p>
      <text:p text:style-name="P23">Output:</text:p>
      <text:p text:style-name="P24">All trades:</text:p>
      <text:p text:style-name="P24">USD-&gt;EUR-&gt;JPY-&gt;USD : 0.9995</text:p>
      <text:p text:style-name="P24"><text:soft-page-break/>USD-&gt;EUR-&gt;GBP-&gt;USD : 0.9987</text:p>
      <text:p text:style-name="P24">USD-&gt;EUR-&gt;CHF-&gt;USD : 0.9996</text:p>
      <text:p text:style-name="P24">USD-&gt;EUR-&gt;CAD-&gt;USD : 0.9995</text:p>
      <text:p text:style-name="P24">USD-&gt;EUR-&gt;AUD-&gt;USD : 0.9987</text:p>
      <text:p text:style-name="P24">USD-&gt;JPY-&gt;EUR-&gt;USD : 0.9973</text:p>
      <text:p text:style-name="P24">USD-&gt;JPY-&gt;GBP-&gt;USD : 1.0018</text:p>
      <text:p text:style-name="P24">USD-&gt;JPY-&gt;CHF-&gt;USD : 0.9972</text:p>
      <text:p text:style-name="P24">USD-&gt;JPY-&gt;CAD-&gt;USD : 0.9980</text:p>
      <text:p text:style-name="P24">USD-&gt;JPY-&gt;AUD-&gt;USD : 0.9957</text:p>
      <text:p text:style-name="P24">USD-&gt;GBP-&gt;EUR-&gt;USD : 0.9978</text:p>
      <text:p text:style-name="P24">USD-&gt;GBP-&gt;JPY-&gt;USD : 0.9949</text:p>
      <text:p text:style-name="P24">USD-&gt;GBP-&gt;CHF-&gt;USD : 0.9996</text:p>
      <text:p text:style-name="P24">USD-&gt;GBP-&gt;CAD-&gt;USD : 0.9994</text:p>
      <text:p text:style-name="P24">USD-&gt;GBP-&gt;AUD-&gt;USD : 0.9986</text:p>
      <text:p text:style-name="P24">USD-&gt;CHF-&gt;EUR-&gt;USD : 0.9975</text:p>
      <text:p text:style-name="P24">USD-&gt;CHF-&gt;JPY-&gt;USD : 1.0008</text:p>
      <text:p text:style-name="P24">USD-&gt;CHF-&gt;GBP-&gt;USD : 0.9981</text:p>
      <text:p text:style-name="P24">USD-&gt;CHF-&gt;CAD-&gt;USD : 0.9995</text:p>
      <text:p text:style-name="P24">USD-&gt;CHF-&gt;AUD-&gt;USD : 0.9987</text:p>
      <text:p text:style-name="P24">USD-&gt;CAD-&gt;EUR-&gt;USD : 0.9975</text:p>
      <text:p text:style-name="P24">USD-&gt;CAD-&gt;JPY-&gt;USD : 1.0000</text:p>
      <text:p text:style-name="P24">USD-&gt;CAD-&gt;GBP-&gt;USD : 0.9975</text:p>
      <text:p text:style-name="P24">USD-&gt;CAD-&gt;CHF-&gt;USD : 0.9985</text:p>
      <text:p text:style-name="P24">USD-&gt;CAD-&gt;AUD-&gt;USD : 0.9986</text:p>
      <text:p text:style-name="P24">USD-&gt;AUD-&gt;EUR-&gt;USD : 0.9983</text:p>
      <text:p text:style-name="P24">USD-&gt;AUD-&gt;JPY-&gt;USD : 1.0022</text:p>
      <text:p text:style-name="P24">USD-&gt;AUD-&gt;GBP-&gt;USD : 0.9984</text:p>
      <text:p text:style-name="P24">USD-&gt;AUD-&gt;CHF-&gt;USD : 0.9981</text:p>
      <text:p text:style-name="P24">USD-&gt;AUD-&gt;CAD-&gt;USD : 0.9987</text:p>
      <text:p text:style-name="P24">Arbitrage trades:</text:p>
      <text:p text:style-name="P24">USD-&gt;JPY-&gt;GBP-&gt;USD : 1.0018</text:p>
      <text:p text:style-name="P24">USD-&gt;CHF-&gt;JPY-&gt;USD : 1.0008</text:p>
      <text:p text:style-name="P24">USD-&gt;AUD-&gt;JPY-&gt;USD : 1.0022</text:p>
      <text:h text:style-name="P7" text:outline-level="3">One-Way Arbitrage</text:h>
      <text:p text:style-name="P23">Input: "./data/Quotation Matrix.xlsx" USD EUR</text:p>
      <text:p text:style-name="P23"><text:soft-page-break/>Output:</text:p>
      <text:p text:style-name="P24">All one-way arbitrage trades:</text:p>
      <text:p text:style-name="P24">USD-&gt;JPY-&gt;EUR: 0.7123</text:p>
      <text:p text:style-name="P24">USD-&gt;GBP-&gt;EUR: 0.7127</text:p>
      <text:p text:style-name="P24">USD-&gt;CHF-&gt;EUR: 0.7125</text:p>
      <text:p text:style-name="P24">USD-&gt;CAD-&gt;EUR: 0.7125</text:p>
      <text:p text:style-name="P24">USD-&gt;AUD-&gt;EUR: 0.7131</text:p>
      <text:p text:style-name="P24">Successful arbitrage trades:</text:p>
      <text:p text:style-name="P24">No trades found</text:p>
      <text:p text:style-name="P24"/>
      <text:h text:style-name="P7" text:outline-level="3">Conclusion</text:h>
      <text:p text:style-name="P23">We notice that the triangular arbitrage program produces many more trades, making the probability of an arbitrage opportunity much larger than the one produced by the one-way approach. Indeed, the triangular approach will produce N<text:span text:style-name="T2">2</text:span><text:span text:style-name="T3">-2 trades, compared to N-1 one-way trades, where N is the number of currencies under consideration.</text:span></text:p>
      <text:p text:style-name="P23">However, the trades calculated above are under the assumption of no transaction costs, which <text:span text:style-name="T18">rarely exist in practice. Under non-zero transaction costs, triangular trades become more expensive, meaning that each individual trade is less likely to represent an arbitrage opportunity. One-way trades on the other hand suffer less from transaction costs due to the reduced number of transactions.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" svg:font-family="Consola"/>
    <style:font-face style:name="Consolas" svg:font-family="Consolas" style:font-family-generic="swiss" style:font-pitch="fixed"/>
    <style:font-face style:name="F" svg:font-family="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7:03:02.941048753</meta:creation-date>
    <dc:date>2024-05-26T18:07:20.837727306</dc:date>
    <meta:editing-duration>PT1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82" meta:word-count="683" meta:character-count="5302" meta:non-whitespace-character-count="4705"/>
  </office:meta>
</office:document-meta>
</file>